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000000" draw:fill="none" draw:fill-color="#000000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66cm"/>
      <style:paragraph-properties style:writing-mode="lr-tb"/>
    </style:style>
    <style:style style:name="gr3" style:family="graphic" style:parent-style-name="standard">
      <style:graphic-properties draw:fill-color="#f10d0c" draw:textarea-horizontal-align="justify" draw:textarea-vertical-align="middle" draw:auto-grow-height="false" fo:min-height="0.199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37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07cm"/>
      <style:paragraph-properties style:writing-mode="lr-tb"/>
    </style:style>
    <style:style style:name="gr7" style:family="graphic" style:parent-style-name="objectwithoutfill">
      <style:graphic-properties draw:fill="solid" draw:fill-color="#111111" draw:textarea-vertical-align="middle"/>
    </style:style>
    <style:style style:name="gr8" style:family="graphic" style:parent-style-name="standard">
      <style:graphic-properties draw:fill="solid" draw:fill-color="#2a6099" draw:textarea-horizontal-align="justify" draw:textarea-vertical-align="middle" draw:auto-grow-height="false" fo:min-height="0.199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  <style:paragraph-properties style:writing-mode="lr-tb"/>
    </style:style>
    <style:style style:name="gr10" style:family="graphic" style:parent-style-name="objectwithoutfill">
      <style:graphic-properties draw:stroke="solid" svg:stroke-color="#000000" draw:fill="none" draw:fill-color="#000000" draw:textarea-vertical-align="middle"/>
    </style:style>
    <style:style style:name="gr11" style:family="graphic" style:parent-style-name="objectwithoutfill">
      <style:graphic-properties draw:stroke="solid" draw:fill="solid" draw:fill-color="#111111" draw:textarea-vertical-align="middle"/>
    </style:style>
    <style:style style:name="gr12" style:family="graphic" style:parent-style-name="objectwithoutfill">
      <style:graphic-properties draw:textarea-vertical-align="middle"/>
    </style:style>
    <style:style style:name="gr13" style:family="graphic" style:parent-style-name="standard">
      <style:graphic-properties draw:fill="solid" draw:fill-color="#780373" draw:textarea-horizontal-align="justify" draw:textarea-vertical-align="middle" draw:auto-grow-height="false" fo:min-height="0.199cm" fo:min-width="0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 draw:fill-color="#000000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none" draw:fill-color="#ffffff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-color="#f10d0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6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" style:family="paragraph">
      <loext:graphic-properties draw:fill="none"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8" style:family="paragraph">
      <loext:graphic-properties draw:fill="solid" draw:fill-color="#111111"/>
      <style:paragraph-properties fo:text-align="center"/>
    </style:style>
    <style:style style:name="P9" style:family="paragraph">
      <loext:graphic-properties draw:fill="solid" draw:fill-color="#2a6099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780373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8.92cm" svg:y1="9.42cm" svg:x2="18.345cm" svg:y2="9.42cm">
          <text:p/>
        </draw:line>
        <draw:line draw:style-name="gr1" draw:text-style-name="P1" draw:layer="layout" svg:x1="10.825cm" svg:y1="9.12cm" svg:x2="10.825cm" svg:y2="9.755cm">
          <text:p/>
        </draw:line>
        <draw:line draw:style-name="gr1" draw:text-style-name="P1" draw:layer="layout" svg:x1="11.925cm" svg:y1="9.121cm" svg:x2="11.925cm" svg:y2="9.756cm">
          <text:p/>
        </draw:line>
        <draw:line draw:style-name="gr1" draw:text-style-name="P1" draw:layer="layout" svg:x1="13.025cm" svg:y1="9.121cm" svg:x2="13.025cm" svg:y2="9.756cm">
          <text:p/>
        </draw:line>
        <draw:line draw:style-name="gr1" draw:text-style-name="P1" draw:layer="layout" svg:x1="14.125cm" svg:y1="9.121cm" svg:x2="14.125cm" svg:y2="9.756cm">
          <text:p/>
        </draw:line>
        <draw:line draw:style-name="gr1" draw:text-style-name="P1" draw:layer="layout" svg:x1="15.225cm" svg:y1="9.121cm" svg:x2="15.225cm" svg:y2="9.756cm">
          <text:p/>
        </draw:line>
        <draw:line draw:style-name="gr1" draw:text-style-name="P1" draw:layer="layout" svg:x1="16.325cm" svg:y1="9.121cm" svg:x2="16.325cm" svg:y2="9.756cm">
          <text:p/>
        </draw:line>
        <draw:line draw:style-name="gr1" draw:text-style-name="P1" draw:layer="layout" svg:x1="10.825cm" svg:y1="9.121cm" svg:x2="10.825cm" svg:y2="9.756cm">
          <text:p/>
        </draw:line>
        <draw:line draw:style-name="gr1" draw:text-style-name="P1" draw:layer="layout" svg:x1="10.825cm" svg:y1="9.121cm" svg:x2="10.825cm" svg:y2="9.756cm">
          <text:p/>
        </draw:line>
        <draw:line draw:style-name="gr1" draw:text-style-name="P1" draw:layer="layout" svg:x1="17.525cm" svg:y1="9.122cm" svg:x2="17.525cm" svg:y2="9.757cm">
          <text:p/>
        </draw:line>
        <draw:line draw:style-name="gr1" draw:text-style-name="P1" draw:layer="layout" svg:x1="9.725cm" svg:y1="9.122cm" svg:x2="9.725cm" svg:y2="9.757cm">
          <text:p/>
        </draw:line>
        <draw:frame draw:style-name="gr2" draw:text-style-name="P3" draw:layer="layout" svg:width="0.9cm" svg:height="0.962cm" svg:x="9.29cm" svg:y="9.78cm">
          <draw:text-box>
            <text:p text:style-name="P2">1</text:p>
          </draw:text-box>
        </draw:frame>
        <draw:frame draw:style-name="gr2" draw:text-style-name="P3" draw:layer="layout" svg:width="0.9cm" svg:height="0.962cm" svg:x="10.39cm" svg:y="9.78cm">
          <draw:text-box>
            <text:p text:style-name="P2">2</text:p>
          </draw:text-box>
        </draw:frame>
        <draw:frame draw:style-name="gr2" draw:text-style-name="P3" draw:layer="layout" svg:width="0.9cm" svg:height="0.962cm" svg:x="9.29cm" svg:y="9.78cm">
          <draw:text-box>
            <text:p text:style-name="P2">1</text:p>
          </draw:text-box>
        </draw:frame>
        <draw:frame draw:style-name="gr2" draw:text-style-name="P3" draw:layer="layout" svg:width="0.9cm" svg:height="0.962cm" svg:x="11.49cm" svg:y="9.78cm">
          <draw:text-box>
            <text:p text:style-name="P2">3</text:p>
          </draw:text-box>
        </draw:frame>
        <draw:frame draw:style-name="gr2" draw:text-style-name="P3" draw:layer="layout" svg:width="0.9cm" svg:height="0.962cm" svg:x="12.59cm" svg:y="9.78cm">
          <draw:text-box>
            <text:p text:style-name="P2">4</text:p>
          </draw:text-box>
        </draw:frame>
        <draw:frame draw:style-name="gr2" draw:text-style-name="P3" draw:layer="layout" svg:width="0.9cm" svg:height="0.962cm" svg:x="13.69cm" svg:y="9.78cm">
          <draw:text-box>
            <text:p text:style-name="P2">5</text:p>
          </draw:text-box>
        </draw:frame>
        <draw:frame draw:style-name="gr2" draw:text-style-name="P3" draw:layer="layout" svg:width="0.9cm" svg:height="0.962cm" svg:x="14.79cm" svg:y="9.78cm">
          <draw:text-box>
            <text:p text:style-name="P2">6</text:p>
          </draw:text-box>
        </draw:frame>
        <draw:frame draw:style-name="gr2" draw:text-style-name="P3" draw:layer="layout" svg:width="0.9cm" svg:height="0.962cm" svg:x="17.09cm" svg:y="9.78cm">
          <draw:text-box>
            <text:p text:style-name="P2">8</text:p>
          </draw:text-box>
        </draw:frame>
        <draw:frame draw:style-name="gr2" draw:text-style-name="P3" draw:layer="layout" svg:width="0.9cm" svg:height="0.962cm" svg:x="15.89cm" svg:y="9.78cm">
          <draw:text-box>
            <text:p text:style-name="P2">7</text:p>
          </draw:text-box>
        </draw:frame>
        <draw:frame draw:style-name="gr2" draw:text-style-name="P3" draw:layer="layout" svg:width="0.9cm" svg:height="0.962cm" svg:x="7.19cm" svg:y="4.08cm">
          <draw:text-box>
            <text:p text:style-name="P2">.</text:p>
          </draw:text-box>
        </draw:frame>
        <draw:frame draw:style-name="gr2" draw:text-style-name="P3" draw:layer="layout" svg:width="0.9cm" svg:height="0.962cm" svg:x="19.42cm" svg:y="11.738cm">
          <draw:text-box>
            <text:p text:style-name="P2">.</text:p>
          </draw:text-box>
        </draw:frame>
        <draw:custom-shape draw:style-name="gr3" draw:text-style-name="P4" draw:layer="layout" svg:width="0.635cm" svg:height="0.635cm" svg:x="13.626cm" svg:y="12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1" draw:text-style-name="P1" draw:layer="layout" svg:x1="7.92cm" svg:y1="12.504cm" svg:x2="16.145cm" svg:y2="12.504cm">
          <text:p/>
        </draw:line>
        <draw:line draw:style-name="gr1" draw:text-style-name="P1" draw:layer="layout" svg:x1="9.582cm" svg:y1="12.309cm" svg:x2="9.582cm" svg:y2="12.72cm">
          <text:p/>
        </draw:line>
        <draw:line draw:style-name="gr1" draw:text-style-name="P1" draw:layer="layout" svg:x1="10.542cm" svg:y1="12.31cm" svg:x2="10.542cm" svg:y2="12.721cm">
          <text:p/>
        </draw:line>
        <draw:line draw:style-name="gr1" draw:text-style-name="P1" draw:layer="layout" svg:x1="11.502cm" svg:y1="12.31cm" svg:x2="11.502cm" svg:y2="12.721cm">
          <text:p/>
        </draw:line>
        <draw:line draw:style-name="gr1" draw:text-style-name="P1" draw:layer="layout" svg:x1="12.462cm" svg:y1="12.31cm" svg:x2="12.462cm" svg:y2="12.721cm">
          <text:p/>
        </draw:line>
        <draw:line draw:style-name="gr1" draw:text-style-name="P1" draw:layer="layout" svg:x1="13.422cm" svg:y1="12.31cm" svg:x2="13.422cm" svg:y2="12.721cm">
          <text:p/>
        </draw:line>
        <draw:line draw:style-name="gr1" draw:text-style-name="P1" draw:layer="layout" svg:x1="14.382cm" svg:y1="12.31cm" svg:x2="14.382cm" svg:y2="12.721cm">
          <text:p/>
        </draw:line>
        <draw:line draw:style-name="gr1" draw:text-style-name="P1" draw:layer="layout" svg:x1="9.582cm" svg:y1="12.31cm" svg:x2="9.582cm" svg:y2="12.721cm">
          <text:p/>
        </draw:line>
        <draw:line draw:style-name="gr1" draw:text-style-name="P1" draw:layer="layout" svg:x1="9.582cm" svg:y1="12.31cm" svg:x2="9.582cm" svg:y2="12.721cm">
          <text:p/>
        </draw:line>
        <draw:line draw:style-name="gr1" draw:text-style-name="P1" draw:layer="layout" svg:x1="15.429cm" svg:y1="12.311cm" svg:x2="15.429cm" svg:y2="12.722cm">
          <text:p/>
        </draw:line>
        <draw:line draw:style-name="gr1" draw:text-style-name="P1" draw:layer="layout" svg:x1="8.623cm" svg:y1="12.311cm" svg:x2="8.623cm" svg:y2="12.722cm">
          <text:p/>
        </draw:line>
        <draw:frame draw:style-name="gr5" draw:text-style-name="P3" draw:layer="layout" svg:width="0.785cm" svg:height="0.802cm" svg:x="9.203cm" svg:y="12.737cm">
          <draw:text-box>
            <text:p text:style-name="P2"><text:span text:style-name="T1">2</text:span></text:p>
          </draw:text-box>
        </draw:frame>
        <draw:frame draw:style-name="gr5" draw:text-style-name="P3" draw:layer="layout" svg:width="0.785cm" svg:height="0.802cm" svg:x="8.243cm" svg:y="12.737cm">
          <draw:text-box>
            <text:p text:style-name="P2"><text:span text:style-name="T1">1</text:span></text:p>
          </draw:text-box>
        </draw:frame>
        <draw:frame draw:style-name="gr5" draw:text-style-name="P3" draw:layer="layout" svg:width="0.785cm" svg:height="0.802cm" svg:x="10.163cm" svg:y="12.737cm">
          <draw:text-box>
            <text:p text:style-name="P2"><text:span text:style-name="T1">3</text:span></text:p>
          </draw:text-box>
        </draw:frame>
        <draw:frame draw:style-name="gr2" draw:text-style-name="P3" draw:layer="layout" svg:width="0.9cm" svg:height="0.962cm" svg:x="19.42cm" svg:y="11.738cm">
          <draw:text-box>
            <text:p text:style-name="P2">.</text:p>
          </draw:text-box>
        </draw:frame>
        <draw:frame draw:style-name="gr5" draw:text-style-name="P3" draw:layer="layout" svg:width="0.785cm" svg:height="0.802cm" svg:x="12.104cm" svg:y="12.737cm">
          <draw:text-box>
            <text:p text:style-name="P2"><text:span text:style-name="T1">5</text:span></text:p>
          </draw:text-box>
        </draw:frame>
        <draw:frame draw:style-name="gr5" draw:text-style-name="P3" draw:layer="layout" svg:width="0.785cm" svg:height="0.802cm" svg:x="11.144cm" svg:y="12.737cm">
          <draw:text-box>
            <text:p text:style-name="P2"><text:span text:style-name="T1">4</text:span></text:p>
          </draw:text-box>
        </draw:frame>
        <draw:frame draw:style-name="gr5" draw:text-style-name="P3" draw:layer="layout" svg:width="0.785cm" svg:height="0.802cm" svg:x="13.064cm" svg:y="12.737cm">
          <draw:text-box>
            <text:p text:style-name="P2"><text:span text:style-name="T1">6</text:span></text:p>
          </draw:text-box>
        </draw:frame>
        <draw:frame draw:style-name="gr5" draw:text-style-name="P3" draw:layer="layout" svg:width="0.785cm" svg:height="0.802cm" svg:x="15.005cm" svg:y="12.737cm">
          <draw:text-box>
            <text:p text:style-name="P2"><text:span text:style-name="T1">8</text:span></text:p>
          </draw:text-box>
        </draw:frame>
        <draw:frame draw:style-name="gr5" draw:text-style-name="P3" draw:layer="layout" svg:width="0.785cm" svg:height="0.802cm" svg:x="14.045cm" svg:y="12.737cm">
          <draw:text-box>
            <text:p text:style-name="P2"><text:span text:style-name="T1">7</text:span></text:p>
          </draw:text-box>
        </draw:frame>
        <draw:custom-shape draw:style-name="gr3" draw:text-style-name="P4" draw:layer="layout" svg:width="0.635cm" svg:height="0.635cm" svg:x="9.2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0.2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1.1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1.2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2.1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4.0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5.0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5.1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4.642cm" svg:height="0.962cm" svg:x="2.588cm" svg:y="12.033cm">
          <draw:text-box>
            <text:p text:style-name="P6">Educación</text:p>
          </draw:text-box>
        </draw:frame>
        <presentation:notes draw:style-name="dp1">
          <draw:page-thumbnail draw:style-name="gr4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line draw:style-name="gr1" draw:text-style-name="P1" draw:layer="layout" svg:x1="7.92cm" svg:y1="12.504cm" svg:x2="16.145cm" svg:y2="12.504cm">
          <text:p/>
        </draw:line>
        <draw:line draw:style-name="gr1" draw:text-style-name="P1" draw:layer="layout" svg:x1="9.582cm" svg:y1="12.309cm" svg:x2="9.582cm" svg:y2="12.72cm">
          <text:p/>
        </draw:line>
        <draw:line draw:style-name="gr1" draw:text-style-name="P1" draw:layer="layout" svg:x1="10.542cm" svg:y1="12.31cm" svg:x2="10.542cm" svg:y2="12.721cm">
          <text:p/>
        </draw:line>
        <draw:line draw:style-name="gr1" draw:text-style-name="P1" draw:layer="layout" svg:x1="11.502cm" svg:y1="12.31cm" svg:x2="11.502cm" svg:y2="12.721cm">
          <text:p/>
        </draw:line>
        <draw:line draw:style-name="gr1" draw:text-style-name="P1" draw:layer="layout" svg:x1="12.462cm" svg:y1="12.31cm" svg:x2="12.462cm" svg:y2="12.721cm">
          <text:p/>
        </draw:line>
        <draw:line draw:style-name="gr1" draw:text-style-name="P1" draw:layer="layout" svg:x1="13.422cm" svg:y1="12.31cm" svg:x2="13.422cm" svg:y2="12.721cm">
          <text:p/>
        </draw:line>
        <draw:line draw:style-name="gr1" draw:text-style-name="P1" draw:layer="layout" svg:x1="14.382cm" svg:y1="12.31cm" svg:x2="14.382cm" svg:y2="12.721cm">
          <text:p/>
        </draw:line>
        <draw:line draw:style-name="gr1" draw:text-style-name="P1" draw:layer="layout" svg:x1="9.582cm" svg:y1="12.31cm" svg:x2="9.582cm" svg:y2="12.721cm">
          <text:p/>
        </draw:line>
        <draw:line draw:style-name="gr1" draw:text-style-name="P1" draw:layer="layout" svg:x1="9.582cm" svg:y1="12.31cm" svg:x2="9.582cm" svg:y2="12.721cm">
          <text:p/>
        </draw:line>
        <draw:line draw:style-name="gr1" draw:text-style-name="P1" draw:layer="layout" svg:x1="15.429cm" svg:y1="12.311cm" svg:x2="15.429cm" svg:y2="12.722cm">
          <text:p/>
        </draw:line>
        <draw:line draw:style-name="gr1" draw:text-style-name="P1" draw:layer="layout" svg:x1="8.623cm" svg:y1="12.311cm" svg:x2="8.623cm" svg:y2="12.722cm">
          <text:p/>
        </draw:line>
        <draw:frame draw:style-name="gr5" draw:text-style-name="P3" draw:layer="layout" svg:width="0.785cm" svg:height="0.802cm" svg:x="9.203cm" svg:y="12.737cm">
          <draw:text-box>
            <text:p text:style-name="P2"><text:span text:style-name="T1">2</text:span></text:p>
          </draw:text-box>
        </draw:frame>
        <draw:frame draw:style-name="gr5" draw:text-style-name="P3" draw:layer="layout" svg:width="0.785cm" svg:height="0.802cm" svg:x="8.243cm" svg:y="12.737cm">
          <draw:text-box>
            <text:p text:style-name="P2"><text:span text:style-name="T1">1</text:span></text:p>
          </draw:text-box>
        </draw:frame>
        <draw:frame draw:style-name="gr5" draw:text-style-name="P3" draw:layer="layout" svg:width="0.785cm" svg:height="0.802cm" svg:x="10.163cm" svg:y="12.737cm">
          <draw:text-box>
            <text:p text:style-name="P2"><text:span text:style-name="T1">3</text:span></text:p>
          </draw:text-box>
        </draw:frame>
        <draw:frame draw:style-name="gr2" draw:text-style-name="P3" draw:layer="layout" svg:width="0.9cm" svg:height="0.962cm" svg:x="19.42cm" svg:y="11.738cm">
          <draw:text-box>
            <text:p text:style-name="P2">.</text:p>
          </draw:text-box>
        </draw:frame>
        <draw:frame draw:style-name="gr5" draw:text-style-name="P3" draw:layer="layout" svg:width="0.785cm" svg:height="0.802cm" svg:x="12.104cm" svg:y="12.737cm">
          <draw:text-box>
            <text:p text:style-name="P2"><text:span text:style-name="T1">5</text:span></text:p>
          </draw:text-box>
        </draw:frame>
        <draw:frame draw:style-name="gr5" draw:text-style-name="P3" draw:layer="layout" svg:width="0.785cm" svg:height="0.802cm" svg:x="11.144cm" svg:y="12.737cm">
          <draw:text-box>
            <text:p text:style-name="P2"><text:span text:style-name="T1">4</text:span></text:p>
          </draw:text-box>
        </draw:frame>
        <draw:frame draw:style-name="gr5" draw:text-style-name="P3" draw:layer="layout" svg:width="0.785cm" svg:height="0.802cm" svg:x="13.064cm" svg:y="12.737cm">
          <draw:text-box>
            <text:p text:style-name="P2"><text:span text:style-name="T1">6</text:span></text:p>
          </draw:text-box>
        </draw:frame>
        <draw:frame draw:style-name="gr5" draw:text-style-name="P3" draw:layer="layout" svg:width="0.785cm" svg:height="0.802cm" svg:x="15.005cm" svg:y="12.737cm">
          <draw:text-box>
            <text:p text:style-name="P2"><text:span text:style-name="T1">8</text:span></text:p>
          </draw:text-box>
        </draw:frame>
        <draw:frame draw:style-name="gr5" draw:text-style-name="P3" draw:layer="layout" svg:width="0.785cm" svg:height="0.802cm" svg:x="14.045cm" svg:y="12.737cm">
          <draw:text-box>
            <text:p text:style-name="P2"><text:span text:style-name="T1">7</text:span></text:p>
          </draw:text-box>
        </draw:frame>
        <draw:custom-shape draw:style-name="gr3" draw:text-style-name="P4" draw:layer="layout" svg:width="0.635cm" svg:height="0.635cm" svg:x="9.2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0.2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1.1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1.2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2.1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4.0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5.0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5.1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4.642cm" svg:height="0.962cm" svg:x="2.588cm" svg:y="12.033cm">
          <draw:text-box>
            <text:p text:style-name="P6">Educación</text:p>
          </draw:text-box>
        </draw:frame>
        <draw:line draw:style-name="gr1" draw:text-style-name="P1" draw:layer="layout" svg:x1="9.583cm" svg:y1="10.308cm" svg:x2="9.583cm" svg:y2="10.719cm">
          <text:p/>
        </draw:line>
        <draw:line draw:style-name="gr1" draw:text-style-name="P1" draw:layer="layout" svg:x1="10.543cm" svg:y1="10.309cm" svg:x2="10.543cm" svg:y2="10.72cm">
          <text:p/>
        </draw:line>
        <draw:line draw:style-name="gr1" draw:text-style-name="P1" draw:layer="layout" svg:x1="11.503cm" svg:y1="10.309cm" svg:x2="11.503cm" svg:y2="10.72cm">
          <text:p/>
        </draw:line>
        <draw:line draw:style-name="gr1" draw:text-style-name="P1" draw:layer="layout" svg:x1="12.463cm" svg:y1="10.309cm" svg:x2="12.463cm" svg:y2="10.72cm">
          <text:p/>
        </draw:line>
        <draw:line draw:style-name="gr1" draw:text-style-name="P1" draw:layer="layout" svg:x1="13.423cm" svg:y1="10.309cm" svg:x2="13.423cm" svg:y2="10.72cm">
          <text:p/>
        </draw:line>
        <draw:line draw:style-name="gr1" draw:text-style-name="P1" draw:layer="layout" svg:x1="14.383cm" svg:y1="10.309cm" svg:x2="14.383cm" svg:y2="10.72cm">
          <text:p/>
        </draw:line>
        <draw:line draw:style-name="gr1" draw:text-style-name="P1" draw:layer="layout" svg:x1="9.583cm" svg:y1="10.309cm" svg:x2="9.583cm" svg:y2="10.72cm">
          <text:p/>
        </draw:line>
        <draw:line draw:style-name="gr1" draw:text-style-name="P1" draw:layer="layout" svg:x1="9.583cm" svg:y1="10.309cm" svg:x2="9.583cm" svg:y2="10.72cm">
          <text:p/>
        </draw:line>
        <draw:line draw:style-name="gr1" draw:text-style-name="P1" draw:layer="layout" svg:x1="15.43cm" svg:y1="10.31cm" svg:x2="15.43cm" svg:y2="10.721cm">
          <text:p/>
        </draw:line>
        <draw:line draw:style-name="gr1" draw:text-style-name="P1" draw:layer="layout" svg:x1="8.624cm" svg:y1="10.31cm" svg:x2="8.624cm" svg:y2="10.721cm">
          <text:p/>
        </draw:line>
        <draw:frame draw:style-name="gr5" draw:text-style-name="P3" draw:layer="layout" svg:width="0.785cm" svg:height="0.802cm" svg:x="9.204cm" svg:y="10.736cm">
          <draw:text-box>
            <text:p text:style-name="P2"><text:span text:style-name="T1">2</text:span></text:p>
          </draw:text-box>
        </draw:frame>
        <draw:frame draw:style-name="gr5" draw:text-style-name="P3" draw:layer="layout" svg:width="0.785cm" svg:height="0.802cm" svg:x="8.244cm" svg:y="10.736cm">
          <draw:text-box>
            <text:p text:style-name="P2"><text:span text:style-name="T1">1</text:span></text:p>
          </draw:text-box>
        </draw:frame>
        <draw:frame draw:style-name="gr5" draw:text-style-name="P3" draw:layer="layout" svg:width="0.785cm" svg:height="0.802cm" svg:x="10.164cm" svg:y="10.736cm">
          <draw:text-box>
            <text:p text:style-name="P2"><text:span text:style-name="T1">3</text:span></text:p>
          </draw:text-box>
        </draw:frame>
        <draw:frame draw:style-name="gr5" draw:text-style-name="P3" draw:layer="layout" svg:width="0.785cm" svg:height="0.802cm" svg:x="12.105cm" svg:y="10.736cm">
          <draw:text-box>
            <text:p text:style-name="P2"><text:span text:style-name="T1">5</text:span></text:p>
          </draw:text-box>
        </draw:frame>
        <draw:frame draw:style-name="gr5" draw:text-style-name="P3" draw:layer="layout" svg:width="0.785cm" svg:height="0.802cm" svg:x="11.145cm" svg:y="10.736cm">
          <draw:text-box>
            <text:p text:style-name="P2"><text:span text:style-name="T1">4</text:span></text:p>
          </draw:text-box>
        </draw:frame>
        <draw:frame draw:style-name="gr5" draw:text-style-name="P3" draw:layer="layout" svg:width="0.785cm" svg:height="0.802cm" svg:x="13.065cm" svg:y="10.736cm">
          <draw:text-box>
            <text:p text:style-name="P2"><text:span text:style-name="T1">6</text:span></text:p>
          </draw:text-box>
        </draw:frame>
        <draw:frame draw:style-name="gr5" draw:text-style-name="P3" draw:layer="layout" svg:width="0.785cm" svg:height="0.802cm" svg:x="15.006cm" svg:y="10.736cm">
          <draw:text-box>
            <text:p text:style-name="P2"><text:span text:style-name="T1">8</text:span></text:p>
          </draw:text-box>
        </draw:frame>
        <draw:frame draw:style-name="gr5" draw:text-style-name="P3" draw:layer="layout" svg:width="0.785cm" svg:height="0.802cm" svg:x="14.046cm" svg:y="10.736cm">
          <draw:text-box>
            <text:p text:style-name="P2"><text:span text:style-name="T1">7</text:span></text:p>
          </draw:text-box>
        </draw:frame>
        <draw:line draw:style-name="gr7" draw:text-style-name="P8" draw:layer="layout" svg:x1="7.92cm" svg:y1="10.49cm" svg:x2="21.255cm" svg:y2="10.49cm">
          <text:p/>
        </draw:line>
        <draw:custom-shape draw:style-name="gr8" draw:text-style-name="P9" draw:layer="layout" svg:width="0.635cm" svg:height="0.635cm" svg:x="8.29cm" svg:y="10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635cm" svg:height="0.635cm" svg:x="10.19cm" svg:y="10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635cm" svg:height="0.635cm" svg:x="10.29cm" svg:y="10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635cm" svg:height="0.635cm" svg:x="12.09cm" svg:y="10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635cm" svg:height="0.635cm" svg:x="11.19cm" svg:y="10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635cm" svg:height="0.635cm" svg:x="14.09cm" svg:y="10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6.484cm" svg:y1="10.308cm" svg:x2="16.484cm" svg:y2="10.719cm">
          <text:p/>
        </draw:line>
        <draw:line draw:style-name="gr1" draw:text-style-name="P1" draw:layer="layout" svg:x1="17.531cm" svg:y1="10.309cm" svg:x2="17.531cm" svg:y2="10.72cm">
          <text:p/>
        </draw:line>
        <draw:frame draw:style-name="gr9" draw:text-style-name="P3" draw:layer="layout" svg:width="1.308cm" svg:height="1.353cm" svg:x="17.007cm" svg:y="10.735cm">
          <draw:text-box>
            <text:p text:style-name="P2"><text:span text:style-name="T1">1</text:span><text:span text:style-name="T1">0</text:span></text:p>
          </draw:text-box>
        </draw:frame>
        <draw:frame draw:style-name="gr5" draw:text-style-name="P3" draw:layer="layout" svg:width="0.785cm" svg:height="0.802cm" svg:x="16.147cm" svg:y="10.735cm">
          <draw:text-box>
            <text:p text:style-name="P2"><text:span text:style-name="T1">9</text:span></text:p>
          </draw:text-box>
        </draw:frame>
        <draw:custom-shape draw:style-name="gr8" draw:text-style-name="P9" draw:layer="layout" svg:width="0.635cm" svg:height="0.635cm" svg:x="16.191cm" svg:y="10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8.485cm" svg:y1="10.307cm" svg:x2="18.485cm" svg:y2="10.718cm">
          <text:p/>
        </draw:line>
        <draw:line draw:style-name="gr1" draw:text-style-name="P1" draw:layer="layout" svg:x1="19.532cm" svg:y1="10.308cm" svg:x2="19.532cm" svg:y2="10.719cm">
          <text:p/>
        </draw:line>
        <draw:custom-shape draw:style-name="gr8" draw:text-style-name="P9" draw:layer="layout" svg:width="0.635cm" svg:height="0.635cm" svg:x="18.19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1.308cm" svg:height="1.353cm" svg:x="18.007cm" svg:y="10.736cm">
          <draw:text-box>
            <text:p text:style-name="P2"><text:span text:style-name="T1">1</text:span><text:span text:style-name="T1">1</text:span></text:p>
          </draw:text-box>
        </draw:frame>
        <draw:frame draw:style-name="gr9" draw:text-style-name="P3" draw:layer="layout" svg:width="1.308cm" svg:height="1.353cm" svg:x="19.007cm" svg:y="10.737cm">
          <draw:text-box>
            <text:p text:style-name="P2"><text:span text:style-name="T1">1</text:span><text:span text:style-name="T1">2</text:span></text:p>
          </draw:text-box>
        </draw:frame>
        <draw:frame draw:style-name="gr6" draw:text-style-name="P7" draw:layer="layout" svg:width="4.642cm" svg:height="0.962cm" svg:x="2.988cm" svg:y="10.033cm">
          <draw:text-box>
            <text:p text:style-name="P6">Ingreso</text:p>
          </draw:text-box>
        </draw:frame>
        <presentation:notes draw:style-name="dp1">
          <draw:page-thumbnail draw:style-name="gr4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3" draw:layer="layout" svg:width="0.9cm" svg:height="0.962cm" svg:x="7.19cm" svg:y="4.08cm">
          <draw:text-box>
            <text:p text:style-name="P2">.</text:p>
          </draw:text-box>
        </draw:frame>
        <draw:line draw:style-name="gr1" draw:text-style-name="P1" draw:layer="layout" svg:x1="7.959cm" svg:y1="14.404cm" svg:x2="16.184cm" svg:y2="14.404cm">
          <text:p/>
        </draw:line>
        <draw:line draw:style-name="gr1" draw:text-style-name="P1" draw:layer="layout" svg:x1="9.621cm" svg:y1="14.209cm" svg:x2="9.621cm" svg:y2="14.62cm">
          <text:p/>
        </draw:line>
        <draw:line draw:style-name="gr1" draw:text-style-name="P1" draw:layer="layout" svg:x1="10.581cm" svg:y1="14.21cm" svg:x2="10.581cm" svg:y2="14.621cm">
          <text:p/>
        </draw:line>
        <draw:line draw:style-name="gr1" draw:text-style-name="P1" draw:layer="layout" svg:x1="11.541cm" svg:y1="14.21cm" svg:x2="11.541cm" svg:y2="14.621cm">
          <text:p/>
        </draw:line>
        <draw:line draw:style-name="gr1" draw:text-style-name="P1" draw:layer="layout" svg:x1="12.501cm" svg:y1="14.21cm" svg:x2="12.501cm" svg:y2="14.621cm">
          <text:p/>
        </draw:line>
        <draw:line draw:style-name="gr1" draw:text-style-name="P1" draw:layer="layout" svg:x1="13.461cm" svg:y1="14.21cm" svg:x2="13.461cm" svg:y2="14.621cm">
          <text:p/>
        </draw:line>
        <draw:line draw:style-name="gr1" draw:text-style-name="P1" draw:layer="layout" svg:x1="14.421cm" svg:y1="14.21cm" svg:x2="14.421cm" svg:y2="14.621cm">
          <text:p/>
        </draw:line>
        <draw:line draw:style-name="gr1" draw:text-style-name="P1" draw:layer="layout" svg:x1="9.621cm" svg:y1="14.21cm" svg:x2="9.621cm" svg:y2="14.621cm">
          <text:p/>
        </draw:line>
        <draw:line draw:style-name="gr1" draw:text-style-name="P1" draw:layer="layout" svg:x1="9.621cm" svg:y1="14.21cm" svg:x2="9.621cm" svg:y2="14.621cm">
          <text:p/>
        </draw:line>
        <draw:line draw:style-name="gr1" draw:text-style-name="P1" draw:layer="layout" svg:x1="15.468cm" svg:y1="14.211cm" svg:x2="15.468cm" svg:y2="14.622cm">
          <text:p/>
        </draw:line>
        <draw:line draw:style-name="gr1" draw:text-style-name="P1" draw:layer="layout" svg:x1="8.662cm" svg:y1="14.211cm" svg:x2="8.662cm" svg:y2="14.622cm">
          <text:p/>
        </draw:line>
        <draw:frame draw:style-name="gr5" draw:text-style-name="P3" draw:layer="layout" svg:width="0.785cm" svg:height="0.802cm" svg:x="9.242cm" svg:y="14.637cm">
          <draw:text-box>
            <text:p text:style-name="P2"><text:span text:style-name="T1">2</text:span></text:p>
          </draw:text-box>
        </draw:frame>
        <draw:frame draw:style-name="gr5" draw:text-style-name="P3" draw:layer="layout" svg:width="0.785cm" svg:height="0.802cm" svg:x="8.282cm" svg:y="14.637cm">
          <draw:text-box>
            <text:p text:style-name="P2"><text:span text:style-name="T1">1</text:span></text:p>
          </draw:text-box>
        </draw:frame>
        <draw:frame draw:style-name="gr5" draw:text-style-name="P3" draw:layer="layout" svg:width="0.785cm" svg:height="0.802cm" svg:x="10.202cm" svg:y="14.637cm">
          <draw:text-box>
            <text:p text:style-name="P2"><text:span text:style-name="T1">3</text:span></text:p>
          </draw:text-box>
        </draw:frame>
        <draw:frame draw:style-name="gr5" draw:text-style-name="P3" draw:layer="layout" svg:width="0.785cm" svg:height="0.802cm" svg:x="12.143cm" svg:y="14.637cm">
          <draw:text-box>
            <text:p text:style-name="P2"><text:span text:style-name="T1">5</text:span></text:p>
          </draw:text-box>
        </draw:frame>
        <draw:frame draw:style-name="gr5" draw:text-style-name="P3" draw:layer="layout" svg:width="0.785cm" svg:height="0.802cm" svg:x="11.183cm" svg:y="14.637cm">
          <draw:text-box>
            <text:p text:style-name="P2"><text:span text:style-name="T1">4</text:span></text:p>
          </draw:text-box>
        </draw:frame>
        <draw:frame draw:style-name="gr5" draw:text-style-name="P3" draw:layer="layout" svg:width="0.785cm" svg:height="0.802cm" svg:x="13.103cm" svg:y="14.637cm">
          <draw:text-box>
            <text:p text:style-name="P2"><text:span text:style-name="T1">6</text:span></text:p>
          </draw:text-box>
        </draw:frame>
        <draw:frame draw:style-name="gr5" draw:text-style-name="P3" draw:layer="layout" svg:width="0.785cm" svg:height="0.802cm" svg:x="15.044cm" svg:y="14.637cm">
          <draw:text-box>
            <text:p text:style-name="P2"><text:span text:style-name="T1">8</text:span></text:p>
          </draw:text-box>
        </draw:frame>
        <draw:frame draw:style-name="gr5" draw:text-style-name="P3" draw:layer="layout" svg:width="0.785cm" svg:height="0.802cm" svg:x="14.084cm" svg:y="14.637cm">
          <draw:text-box>
            <text:p text:style-name="P2"><text:span text:style-name="T1">7</text:span></text:p>
          </draw:text-box>
        </draw:frame>
        <draw:custom-shape draw:style-name="gr3" draw:text-style-name="P4" draw:layer="layout" svg:width="0.635cm" svg:height="0.635cm" svg:x="9.2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0.2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1.1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1.2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2.1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4.0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5.0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5.1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4.642cm" svg:height="0.962cm" svg:x="17.327cm" svg:y="13.933cm">
          <draw:text-box>
            <text:p text:style-name="P6">Educación</text:p>
          </draw:text-box>
        </draw:frame>
        <draw:line draw:style-name="gr1" draw:text-style-name="P1" draw:layer="layout" svg:x1="7.72cm" svg:y1="12.637cm" svg:x2="8.131cm" svg:y2="12.636cm">
          <text:p/>
        </draw:line>
        <draw:line draw:style-name="gr1" draw:text-style-name="P1" draw:layer="layout" svg:x1="7.718cm" svg:y1="11.677cm" svg:x2="8.129cm" svg:y2="11.676cm">
          <text:p/>
        </draw:line>
        <draw:line draw:style-name="gr1" draw:text-style-name="P1" draw:layer="layout" svg:x1="7.715cm" svg:y1="10.717cm" svg:x2="8.126cm" svg:y2="10.716cm">
          <text:p/>
        </draw:line>
        <draw:line draw:style-name="gr1" draw:text-style-name="P1" draw:layer="layout" svg:x1="7.712cm" svg:y1="9.757cm" svg:x2="8.123cm" svg:y2="9.756cm">
          <text:p/>
        </draw:line>
        <draw:line draw:style-name="gr1" draw:text-style-name="P1" draw:layer="layout" svg:x1="7.709cm" svg:y1="8.797cm" svg:x2="8.12cm" svg:y2="8.796cm">
          <text:p/>
        </draw:line>
        <draw:line draw:style-name="gr1" draw:text-style-name="P1" draw:layer="layout" svg:x1="7.706cm" svg:y1="7.837cm" svg:x2="8.117cm" svg:y2="7.836cm">
          <text:p/>
        </draw:line>
        <draw:line draw:style-name="gr1" draw:text-style-name="P1" draw:layer="layout" svg:x1="7.721cm" svg:y1="12.637cm" svg:x2="8.132cm" svg:y2="12.636cm">
          <text:p/>
        </draw:line>
        <draw:line draw:style-name="gr1" draw:text-style-name="P1" draw:layer="layout" svg:x1="7.721cm" svg:y1="12.637cm" svg:x2="8.132cm" svg:y2="12.636cm">
          <text:p/>
        </draw:line>
        <draw:line draw:style-name="gr1" draw:text-style-name="P1" draw:layer="layout" svg:x1="7.703cm" svg:y1="6.79cm" svg:x2="8.114cm" svg:y2="6.789cm">
          <text:p/>
        </draw:line>
        <draw:line draw:style-name="gr1" draw:text-style-name="P1" draw:layer="layout" svg:x1="7.724cm" svg:y1="13.597cm" svg:x2="8.135cm" svg:y2="13.596cm">
          <text:p/>
        </draw:line>
        <draw:frame draw:style-name="gr5" draw:text-style-name="P3" draw:layer="layout" svg:width="0.785cm" svg:height="0.802cm" draw:transform="rotate (1.57393791944849) translate (6.649cm 13.015cm)">
          <draw:text-box>
            <text:p text:style-name="P2"><text:span text:style-name="T1">2</text:span></text:p>
          </draw:text-box>
        </draw:frame>
        <draw:frame draw:style-name="gr5" draw:text-style-name="P3" draw:layer="layout" svg:width="0.785cm" svg:height="0.802cm" draw:transform="rotate (1.57393791944849) translate (6.652cm 13.975cm)">
          <draw:text-box>
            <text:p text:style-name="P2"><text:span text:style-name="T1">1</text:span></text:p>
          </draw:text-box>
        </draw:frame>
        <draw:frame draw:style-name="gr5" draw:text-style-name="P3" draw:layer="layout" svg:width="0.785cm" svg:height="0.802cm" draw:transform="rotate (1.57393791944849) translate (6.646cm 12.055cm)">
          <draw:text-box>
            <text:p text:style-name="P2"><text:span text:style-name="T1">3</text:span></text:p>
          </draw:text-box>
        </draw:frame>
        <draw:frame draw:style-name="gr5" draw:text-style-name="P3" draw:layer="layout" svg:width="0.785cm" svg:height="0.802cm" draw:transform="rotate (1.57393791944849) translate (6.64cm 10.114cm)">
          <draw:text-box>
            <text:p text:style-name="P2"><text:span text:style-name="T1">5</text:span></text:p>
          </draw:text-box>
        </draw:frame>
        <draw:frame draw:style-name="gr5" draw:text-style-name="P3" draw:layer="layout" svg:width="0.785cm" svg:height="0.802cm" draw:transform="rotate (1.57393791944849) translate (6.643cm 11.074cm)">
          <draw:text-box>
            <text:p text:style-name="P2"><text:span text:style-name="T1">4</text:span></text:p>
          </draw:text-box>
        </draw:frame>
        <draw:frame draw:style-name="gr5" draw:text-style-name="P3" draw:layer="layout" svg:width="0.785cm" svg:height="0.802cm" draw:transform="rotate (1.57393791944849) translate (6.637cm 9.154cm)">
          <draw:text-box>
            <text:p text:style-name="P2"><text:span text:style-name="T1">6</text:span></text:p>
          </draw:text-box>
        </draw:frame>
        <draw:frame draw:style-name="gr5" draw:text-style-name="P3" draw:layer="layout" svg:width="0.785cm" svg:height="0.802cm" draw:transform="rotate (1.57393791944849) translate (6.631cm 7.213cm)">
          <draw:text-box>
            <text:p text:style-name="P2"><text:span text:style-name="T1">8</text:span></text:p>
          </draw:text-box>
        </draw:frame>
        <draw:frame draw:style-name="gr5" draw:text-style-name="P3" draw:layer="layout" svg:width="0.785cm" svg:height="0.802cm" draw:transform="rotate (1.57393791944849) translate (6.634cm 8.173cm)">
          <draw:text-box>
            <text:p text:style-name="P2"><text:span text:style-name="T1">7</text:span></text:p>
          </draw:text-box>
        </draw:frame>
        <draw:line draw:style-name="gr7" draw:text-style-name="P8" draw:layer="layout" svg:x1="7.907cm" svg:y1="14.3cm" svg:x2="7.865cm" svg:y2="0.965cm">
          <text:p/>
        </draw:line>
        <draw:custom-shape draw:style-name="gr8" draw:text-style-name="P9" draw:layer="layout" svg:width="0.635cm" svg:height="0.635cm" draw:transform="rotate (1.57393791944849) translate (7.578cm 13.8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635cm" svg:height="0.635cm" draw:transform="rotate (1.57393791944849) translate (7.572cm 12.0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635cm" svg:height="0.635cm" draw:transform="rotate (1.57393791944849) translate (7.572cm 11.9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635cm" svg:height="0.635cm" draw:transform="rotate (1.57393791944849) translate (7.566cm 10.1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635cm" svg:height="0.635cm" draw:transform="rotate (1.57393791944849) translate (7.569cm 11.0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635cm" svg:height="0.635cm" draw:transform="rotate (1.57393791944849) translate (7.56cm 8.1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698cm" svg:y1="5.736cm" svg:x2="8.109cm" svg:y2="5.735cm">
          <text:p/>
        </draw:line>
        <draw:line draw:style-name="gr1" draw:text-style-name="P1" draw:layer="layout" svg:x1="7.695cm" svg:y1="4.689cm" svg:x2="8.106cm" svg:y2="4.688cm">
          <text:p/>
        </draw:line>
        <draw:frame draw:style-name="gr9" draw:text-style-name="P3" draw:layer="layout" svg:width="1.308cm" svg:height="1.353cm" draw:transform="rotate (1.57393791944849) translate (6.623cm 5.212cm)">
          <draw:text-box>
            <text:p text:style-name="P2"><text:span text:style-name="T1">1</text:span><text:span text:style-name="T1">0</text:span></text:p>
          </draw:text-box>
        </draw:frame>
        <draw:frame draw:style-name="gr5" draw:text-style-name="P3" draw:layer="layout" svg:width="0.785cm" svg:height="0.802cm" draw:transform="rotate (1.57393791944849) translate (6.626cm 6.072cm)">
          <draw:text-box>
            <text:p text:style-name="P2"><text:span text:style-name="T1">9</text:span></text:p>
          </draw:text-box>
        </draw:frame>
        <draw:custom-shape draw:style-name="gr8" draw:text-style-name="P9" draw:layer="layout" svg:width="0.635cm" svg:height="0.635cm" draw:transform="rotate (1.57393791944849) translate (7.552cm 6.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691cm" svg:y1="3.735cm" svg:x2="8.102cm" svg:y2="3.734cm">
          <text:p/>
        </draw:line>
        <draw:line draw:style-name="gr1" draw:text-style-name="P1" draw:layer="layout" svg:x1="7.688cm" svg:y1="2.688cm" svg:x2="8.099cm" svg:y2="2.687cm">
          <text:p/>
        </draw:line>
        <draw:custom-shape draw:style-name="gr8" draw:text-style-name="P9" draw:layer="layout" svg:width="0.635cm" svg:height="0.635cm" draw:transform="rotate (1.57393791944849) translate (7.545cm 4.0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1.308cm" svg:height="1.353cm" draw:transform="rotate (1.57393791944849) translate (6.621cm 4.212cm)">
          <draw:text-box>
            <text:p text:style-name="P2"><text:span text:style-name="T1">1</text:span><text:span text:style-name="T1">1</text:span></text:p>
          </draw:text-box>
        </draw:frame>
        <draw:frame draw:style-name="gr9" draw:text-style-name="P3" draw:layer="layout" svg:width="1.308cm" svg:height="1.353cm" draw:transform="rotate (1.57393791944849) translate (6.619cm 3.212cm)">
          <draw:text-box>
            <text:p text:style-name="P2"><text:span text:style-name="T1">1</text:span><text:span text:style-name="T1">2</text:span></text:p>
          </draw:text-box>
        </draw:frame>
        <draw:frame draw:style-name="gr6" draw:text-style-name="P7" draw:layer="layout" svg:width="4.642cm" svg:height="0.962cm" svg:x="2.327cm" svg:y="6.633cm">
          <draw:text-box>
            <text:p text:style-name="P6">Ingreso</text:p>
          </draw:text-box>
        </draw:frame>
        <presentation:notes draw:style-name="dp1">
          <draw:page-thumbnail draw:style-name="gr4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3" draw:layer="layout" svg:width="0.9cm" svg:height="0.962cm" svg:x="7.19cm" svg:y="4.08cm">
          <draw:text-box>
            <text:p text:style-name="P2">.</text:p>
          </draw:text-box>
        </draw:frame>
        <draw:line draw:style-name="gr10" draw:text-style-name="P1" draw:layer="layout" svg:x1="7.959cm" svg:y1="14.404cm" svg:x2="16.184cm" svg:y2="14.404cm">
          <text:p/>
        </draw:line>
        <draw:line draw:style-name="gr1" draw:text-style-name="P1" draw:layer="layout" svg:x1="9.621cm" svg:y1="14.209cm" svg:x2="9.621cm" svg:y2="14.62cm">
          <text:p/>
        </draw:line>
        <draw:line draw:style-name="gr1" draw:text-style-name="P1" draw:layer="layout" svg:x1="10.581cm" svg:y1="14.21cm" svg:x2="10.581cm" svg:y2="14.621cm">
          <text:p/>
        </draw:line>
        <draw:line draw:style-name="gr1" draw:text-style-name="P1" draw:layer="layout" svg:x1="11.541cm" svg:y1="14.21cm" svg:x2="11.541cm" svg:y2="14.621cm">
          <text:p/>
        </draw:line>
        <draw:line draw:style-name="gr1" draw:text-style-name="P1" draw:layer="layout" svg:x1="12.501cm" svg:y1="14.21cm" svg:x2="12.501cm" svg:y2="14.621cm">
          <text:p/>
        </draw:line>
        <draw:line draw:style-name="gr1" draw:text-style-name="P1" draw:layer="layout" svg:x1="13.461cm" svg:y1="14.21cm" svg:x2="13.461cm" svg:y2="14.621cm">
          <text:p/>
        </draw:line>
        <draw:line draw:style-name="gr1" draw:text-style-name="P1" draw:layer="layout" svg:x1="14.421cm" svg:y1="14.21cm" svg:x2="14.421cm" svg:y2="14.621cm">
          <text:p/>
        </draw:line>
        <draw:line draw:style-name="gr1" draw:text-style-name="P1" draw:layer="layout" svg:x1="9.621cm" svg:y1="14.21cm" svg:x2="9.621cm" svg:y2="14.621cm">
          <text:p/>
        </draw:line>
        <draw:line draw:style-name="gr1" draw:text-style-name="P1" draw:layer="layout" svg:x1="9.621cm" svg:y1="14.21cm" svg:x2="9.621cm" svg:y2="14.621cm">
          <text:p/>
        </draw:line>
        <draw:line draw:style-name="gr1" draw:text-style-name="P1" draw:layer="layout" svg:x1="15.468cm" svg:y1="14.211cm" svg:x2="15.468cm" svg:y2="14.622cm">
          <text:p/>
        </draw:line>
        <draw:line draw:style-name="gr1" draw:text-style-name="P1" draw:layer="layout" svg:x1="8.662cm" svg:y1="14.211cm" svg:x2="8.662cm" svg:y2="14.622cm">
          <text:p/>
        </draw:line>
        <draw:frame draw:style-name="gr5" draw:text-style-name="P3" draw:layer="layout" svg:width="0.785cm" svg:height="0.802cm" svg:x="9.242cm" svg:y="14.637cm">
          <draw:text-box>
            <text:p text:style-name="P2"><text:span text:style-name="T1">2</text:span></text:p>
          </draw:text-box>
        </draw:frame>
        <draw:frame draw:style-name="gr5" draw:text-style-name="P3" draw:layer="layout" svg:width="0.785cm" svg:height="0.802cm" svg:x="8.282cm" svg:y="14.637cm">
          <draw:text-box>
            <text:p text:style-name="P2"><text:span text:style-name="T1">1</text:span></text:p>
          </draw:text-box>
        </draw:frame>
        <draw:frame draw:style-name="gr5" draw:text-style-name="P3" draw:layer="layout" svg:width="0.785cm" svg:height="0.802cm" svg:x="10.202cm" svg:y="14.637cm">
          <draw:text-box>
            <text:p text:style-name="P2"><text:span text:style-name="T1">3</text:span></text:p>
          </draw:text-box>
        </draw:frame>
        <draw:frame draw:style-name="gr5" draw:text-style-name="P3" draw:layer="layout" svg:width="0.785cm" svg:height="0.802cm" svg:x="12.143cm" svg:y="14.637cm">
          <draw:text-box>
            <text:p text:style-name="P2"><text:span text:style-name="T1">5</text:span></text:p>
          </draw:text-box>
        </draw:frame>
        <draw:frame draw:style-name="gr5" draw:text-style-name="P3" draw:layer="layout" svg:width="0.785cm" svg:height="0.802cm" svg:x="11.183cm" svg:y="14.637cm">
          <draw:text-box>
            <text:p text:style-name="P2"><text:span text:style-name="T1">4</text:span></text:p>
          </draw:text-box>
        </draw:frame>
        <draw:frame draw:style-name="gr5" draw:text-style-name="P3" draw:layer="layout" svg:width="0.785cm" svg:height="0.802cm" svg:x="13.103cm" svg:y="14.637cm">
          <draw:text-box>
            <text:p text:style-name="P2"><text:span text:style-name="T1">6</text:span></text:p>
          </draw:text-box>
        </draw:frame>
        <draw:frame draw:style-name="gr5" draw:text-style-name="P3" draw:layer="layout" svg:width="0.785cm" svg:height="0.802cm" svg:x="15.044cm" svg:y="14.637cm">
          <draw:text-box>
            <text:p text:style-name="P2"><text:span text:style-name="T1">8</text:span></text:p>
          </draw:text-box>
        </draw:frame>
        <draw:frame draw:style-name="gr5" draw:text-style-name="P3" draw:layer="layout" svg:width="0.785cm" svg:height="0.802cm" svg:x="14.084cm" svg:y="14.637cm">
          <draw:text-box>
            <text:p text:style-name="P2"><text:span text:style-name="T1">7</text:span></text:p>
          </draw:text-box>
        </draw:frame>
        <draw:custom-shape draw:style-name="gr3" draw:text-style-name="P4" xml:id="id1" draw:id="id1" draw:layer="layout" svg:width="0.635cm" svg:height="0.635cm" svg:x="9.2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0.635cm" svg:height="0.635cm" svg:x="10.2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1.1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5" draw:id="id5" draw:layer="layout" svg:width="0.635cm" svg:height="0.635cm" svg:x="11.2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" draw:id="id8" draw:layer="layout" svg:width="0.635cm" svg:height="0.635cm" svg:x="12.1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0" draw:id="id10" draw:layer="layout" svg:width="0.635cm" svg:height="0.635cm" svg:x="14.0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5.0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2" draw:id="id12" draw:layer="layout" svg:width="0.635cm" svg:height="0.635cm" svg:x="15.1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4.642cm" svg:height="0.962cm" svg:x="17.327cm" svg:y="13.933cm">
          <draw:text-box>
            <text:p text:style-name="P6">Educación</text:p>
          </draw:text-box>
        </draw:frame>
        <draw:line draw:style-name="gr1" draw:text-style-name="P1" draw:layer="layout" svg:x1="7.72cm" svg:y1="12.637cm" svg:x2="8.131cm" svg:y2="12.636cm">
          <text:p/>
        </draw:line>
        <draw:line draw:style-name="gr1" draw:text-style-name="P1" draw:layer="layout" svg:x1="7.718cm" svg:y1="11.677cm" svg:x2="8.129cm" svg:y2="11.676cm">
          <text:p/>
        </draw:line>
        <draw:line draw:style-name="gr1" draw:text-style-name="P1" draw:layer="layout" svg:x1="7.715cm" svg:y1="10.717cm" svg:x2="8.126cm" svg:y2="10.716cm">
          <text:p/>
        </draw:line>
        <draw:line draw:style-name="gr1" draw:text-style-name="P1" draw:layer="layout" svg:x1="7.712cm" svg:y1="9.757cm" svg:x2="8.123cm" svg:y2="9.756cm">
          <text:p/>
        </draw:line>
        <draw:line draw:style-name="gr1" draw:text-style-name="P1" draw:layer="layout" svg:x1="7.709cm" svg:y1="8.797cm" svg:x2="8.12cm" svg:y2="8.796cm">
          <text:p/>
        </draw:line>
        <draw:line draw:style-name="gr1" draw:text-style-name="P1" draw:layer="layout" svg:x1="7.706cm" svg:y1="7.837cm" svg:x2="8.117cm" svg:y2="7.836cm">
          <text:p/>
        </draw:line>
        <draw:line draw:style-name="gr1" draw:text-style-name="P1" draw:layer="layout" svg:x1="7.721cm" svg:y1="12.637cm" svg:x2="8.132cm" svg:y2="12.636cm">
          <text:p/>
        </draw:line>
        <draw:line draw:style-name="gr1" draw:text-style-name="P1" draw:layer="layout" svg:x1="7.721cm" svg:y1="12.637cm" svg:x2="8.132cm" svg:y2="12.636cm">
          <text:p/>
        </draw:line>
        <draw:line draw:style-name="gr1" draw:text-style-name="P1" draw:layer="layout" svg:x1="7.703cm" svg:y1="6.79cm" svg:x2="8.114cm" svg:y2="6.789cm">
          <text:p/>
        </draw:line>
        <draw:line draw:style-name="gr1" draw:text-style-name="P1" draw:layer="layout" svg:x1="7.724cm" svg:y1="13.597cm" svg:x2="8.135cm" svg:y2="13.596cm">
          <text:p/>
        </draw:line>
        <draw:frame draw:style-name="gr5" draw:text-style-name="P3" draw:layer="layout" svg:width="0.785cm" svg:height="0.802cm" draw:transform="rotate (1.57393791944849) translate (6.649cm 13.015cm)">
          <draw:text-box>
            <text:p text:style-name="P2"><text:span text:style-name="T1">2</text:span></text:p>
          </draw:text-box>
        </draw:frame>
        <draw:frame draw:style-name="gr5" draw:text-style-name="P3" draw:layer="layout" svg:width="0.785cm" svg:height="0.802cm" draw:transform="rotate (1.57393791944849) translate (6.652cm 13.975cm)">
          <draw:text-box>
            <text:p text:style-name="P2"><text:span text:style-name="T1">1</text:span></text:p>
          </draw:text-box>
        </draw:frame>
        <draw:frame draw:style-name="gr5" draw:text-style-name="P3" draw:layer="layout" svg:width="0.785cm" svg:height="0.802cm" draw:transform="rotate (1.57393791944849) translate (6.646cm 12.055cm)">
          <draw:text-box>
            <text:p text:style-name="P2"><text:span text:style-name="T1">3</text:span></text:p>
          </draw:text-box>
        </draw:frame>
        <draw:frame draw:style-name="gr5" draw:text-style-name="P3" draw:layer="layout" svg:width="0.785cm" svg:height="0.802cm" draw:transform="rotate (1.57393791944849) translate (6.64cm 10.114cm)">
          <draw:text-box>
            <text:p text:style-name="P2"><text:span text:style-name="T1">5</text:span></text:p>
          </draw:text-box>
        </draw:frame>
        <draw:frame draw:style-name="gr5" draw:text-style-name="P3" draw:layer="layout" svg:width="0.785cm" svg:height="0.802cm" draw:transform="rotate (1.57393791944849) translate (6.643cm 11.074cm)">
          <draw:text-box>
            <text:p text:style-name="P2"><text:span text:style-name="T1">4</text:span></text:p>
          </draw:text-box>
        </draw:frame>
        <draw:frame draw:style-name="gr5" draw:text-style-name="P3" draw:layer="layout" svg:width="0.785cm" svg:height="0.802cm" draw:transform="rotate (1.57393791944849) translate (6.637cm 9.154cm)">
          <draw:text-box>
            <text:p text:style-name="P2"><text:span text:style-name="T1">6</text:span></text:p>
          </draw:text-box>
        </draw:frame>
        <draw:frame draw:style-name="gr5" draw:text-style-name="P3" draw:layer="layout" svg:width="0.785cm" svg:height="0.802cm" draw:transform="rotate (1.57393791944849) translate (6.631cm 7.213cm)">
          <draw:text-box>
            <text:p text:style-name="P2"><text:span text:style-name="T1">8</text:span></text:p>
          </draw:text-box>
        </draw:frame>
        <draw:frame draw:style-name="gr5" draw:text-style-name="P3" draw:layer="layout" svg:width="0.785cm" svg:height="0.802cm" draw:transform="rotate (1.57393791944849) translate (6.634cm 8.173cm)">
          <draw:text-box>
            <text:p text:style-name="P2"><text:span text:style-name="T1">7</text:span></text:p>
          </draw:text-box>
        </draw:frame>
        <draw:line draw:style-name="gr11" draw:text-style-name="P8" draw:layer="layout" svg:x1="7.907cm" svg:y1="14.3cm" svg:x2="7.865cm" svg:y2="0.965cm">
          <text:p/>
        </draw:line>
        <draw:custom-shape draw:style-name="gr8" draw:text-style-name="P9" xml:id="id2" draw:id="id2" draw:layer="layout" svg:width="0.635cm" svg:height="0.635cm" draw:transform="rotate (1.57393791944849) translate (7.578cm 13.8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635cm" svg:height="0.635cm" draw:transform="rotate (1.57393791944849) translate (7.572cm 12.0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4" draw:id="id4" draw:layer="layout" svg:width="0.635cm" svg:height="0.635cm" draw:transform="rotate (1.57393791944849) translate (7.572cm 11.9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6" draw:id="id6" draw:layer="layout" svg:width="0.635cm" svg:height="0.635cm" draw:transform="rotate (1.57393791944849) translate (7.566cm 10.1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7" draw:id="id7" draw:layer="layout" svg:width="0.635cm" svg:height="0.635cm" draw:transform="rotate (1.57393791944849) translate (7.569cm 11.0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9" draw:id="id9" draw:layer="layout" svg:width="0.635cm" svg:height="0.635cm" draw:transform="rotate (1.57393791944849) translate (7.56cm 8.1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698cm" svg:y1="5.736cm" svg:x2="8.109cm" svg:y2="5.735cm">
          <text:p/>
        </draw:line>
        <draw:line draw:style-name="gr1" draw:text-style-name="P1" draw:layer="layout" svg:x1="7.695cm" svg:y1="4.689cm" svg:x2="8.106cm" svg:y2="4.688cm">
          <text:p/>
        </draw:line>
        <draw:frame draw:style-name="gr9" draw:text-style-name="P3" draw:layer="layout" svg:width="1.308cm" svg:height="1.353cm" draw:transform="rotate (1.57393791944849) translate (6.623cm 5.212cm)">
          <draw:text-box>
            <text:p text:style-name="P2"><text:span text:style-name="T1">1</text:span><text:span text:style-name="T1">0</text:span></text:p>
          </draw:text-box>
        </draw:frame>
        <draw:frame draw:style-name="gr5" draw:text-style-name="P3" draw:layer="layout" svg:width="0.785cm" svg:height="0.802cm" draw:transform="rotate (1.57393791944849) translate (6.626cm 6.072cm)">
          <draw:text-box>
            <text:p text:style-name="P2"><text:span text:style-name="T1">9</text:span></text:p>
          </draw:text-box>
        </draw:frame>
        <draw:custom-shape draw:style-name="gr8" draw:text-style-name="P9" xml:id="id11" draw:id="id11" draw:layer="layout" svg:width="0.635cm" svg:height="0.635cm" draw:transform="rotate (1.57393791944849) translate (7.552cm 6.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691cm" svg:y1="3.735cm" svg:x2="8.102cm" svg:y2="3.734cm">
          <text:p/>
        </draw:line>
        <draw:line draw:style-name="gr1" draw:text-style-name="P1" draw:layer="layout" svg:x1="7.688cm" svg:y1="2.688cm" svg:x2="8.099cm" svg:y2="2.687cm">
          <text:p/>
        </draw:line>
        <draw:custom-shape draw:style-name="gr8" draw:text-style-name="P9" xml:id="id13" draw:id="id13" draw:layer="layout" svg:width="0.635cm" svg:height="0.635cm" draw:transform="rotate (1.57393791944849) translate (7.545cm 4.0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1.308cm" svg:height="1.353cm" draw:transform="rotate (1.57393791944849) translate (6.621cm 4.212cm)">
          <draw:text-box>
            <text:p text:style-name="P2"><text:span text:style-name="T1">1</text:span><text:span text:style-name="T1">1</text:span></text:p>
          </draw:text-box>
        </draw:frame>
        <draw:frame draw:style-name="gr9" draw:text-style-name="P3" draw:layer="layout" svg:width="1.308cm" svg:height="1.353cm" draw:transform="rotate (1.57393791944849) translate (6.619cm 3.212cm)">
          <draw:text-box>
            <text:p text:style-name="P2"><text:span text:style-name="T1">1</text:span><text:span text:style-name="T1">2</text:span></text:p>
          </draw:text-box>
        </draw:frame>
        <draw:frame draw:style-name="gr6" draw:text-style-name="P7" draw:layer="layout" svg:width="4.642cm" svg:height="0.962cm" svg:x="2.327cm" svg:y="6.633cm">
          <draw:text-box>
            <text:p text:style-name="P6">Ingreso</text:p>
          </draw:text-box>
        </draw:frame>
        <draw:connector draw:style-name="gr12" draw:text-style-name="P10" draw:layer="layout" svg:x1="9.583cm" svg:y1="14.067cm" svg:x2="8.213cm" svg:y2="13.513cm" draw:start-shape="id1" draw:start-glue-point="4" draw:end-shape="id2" draw:end-glue-point="8" svg:d="M9583 14067v-554h-1370" svg:viewBox="0 0 1371 555">
          <text:p/>
        </draw:connector>
        <draw:connector draw:style-name="gr12" draw:text-style-name="P10" draw:layer="layout" svg:x1="10.583cm" svg:y1="14.067cm" svg:x2="8.207cm" svg:y2="11.613cm" draw:start-shape="id3" draw:start-glue-point="4" draw:end-shape="id4" draw:end-glue-point="8" svg:d="M10583 14067v-2454h-2376" svg:viewBox="0 0 2377 2455">
          <text:p/>
        </draw:connector>
        <draw:connector draw:style-name="gr12" draw:text-style-name="P10" draw:layer="layout" svg:x1="11.583cm" svg:y1="14.067cm" svg:x2="8.207cm" svg:y2="11.613cm" draw:start-shape="id5" draw:start-glue-point="4" draw:end-shape="id4" draw:end-glue-point="8" svg:d="M11583 14067v-2454h-3376" svg:viewBox="0 0 3377 2455">
          <text:p/>
        </draw:connector>
        <draw:connector draw:style-name="gr12" draw:text-style-name="P10" draw:layer="layout" svg:x1="11.583cm" svg:y1="14.067cm" svg:x2="8.201cm" svg:y2="9.813cm" draw:start-shape="id5" draw:start-glue-point="4" draw:end-shape="id6" draw:end-glue-point="8" svg:d="M11583 14067v-4254h-3382" svg:viewBox="0 0 3383 4255">
          <text:p/>
        </draw:connector>
        <draw:connector draw:style-name="gr12" draw:text-style-name="P10" draw:layer="layout" svg:x1="8.109cm" svg:y1="10.489cm" svg:x2="12.483cm" svg:y2="14.067cm" draw:start-shape="id7" draw:start-glue-point="9" draw:end-shape="id8" draw:end-glue-point="4" svg:d="M8109 10489h4374v3578" svg:viewBox="0 0 4375 3579">
          <text:p/>
        </draw:connector>
        <draw:connector draw:style-name="gr12" draw:text-style-name="P10" draw:layer="layout" svg:x1="8.195cm" svg:y1="7.813cm" svg:x2="14.383cm" svg:y2="14.067cm" draw:start-shape="id9" draw:start-glue-point="8" draw:end-shape="id10" draw:end-glue-point="4" svg:d="M8195 7813h6188v6254" svg:viewBox="0 0 6189 6255">
          <text:p/>
        </draw:connector>
        <draw:connector draw:style-name="gr12" draw:text-style-name="P10" draw:layer="layout" svg:x1="8.187cm" svg:y1="5.712cm" svg:x2="15.483cm" svg:y2="14.067cm" draw:start-shape="id11" draw:start-glue-point="8" draw:end-shape="id12" draw:end-glue-point="4" svg:d="M8187 5712h7296v8355" svg:viewBox="0 0 7297 8356">
          <text:p/>
        </draw:connector>
        <draw:connector draw:style-name="gr12" draw:text-style-name="P10" draw:layer="layout" svg:x1="15.483cm" svg:y1="14.067cm" svg:x2="8.18cm" svg:y2="3.711cm" draw:start-shape="id12" draw:start-glue-point="4" draw:end-shape="id13" draw:end-glue-point="8" svg:d="M15483 14067v-10356h-7303" svg:viewBox="0 0 7304 10357">
          <text:p/>
        </draw:connector>
        <presentation:notes draw:style-name="dp1">
          <draw:page-thumbnail draw:style-name="gr4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3" draw:layer="layout" svg:width="0.9cm" svg:height="0.962cm" svg:x="7.19cm" svg:y="4.08cm">
          <draw:text-box>
            <text:p text:style-name="P2">.</text:p>
          </draw:text-box>
        </draw:frame>
        <draw:line draw:style-name="gr10" draw:text-style-name="P1" draw:layer="layout" svg:x1="7.959cm" svg:y1="14.404cm" svg:x2="16.184cm" svg:y2="14.404cm">
          <text:p/>
        </draw:line>
        <draw:line draw:style-name="gr1" draw:text-style-name="P1" draw:layer="layout" svg:x1="9.621cm" svg:y1="14.209cm" svg:x2="9.621cm" svg:y2="14.62cm">
          <text:p/>
        </draw:line>
        <draw:line draw:style-name="gr1" draw:text-style-name="P1" draw:layer="layout" svg:x1="10.581cm" svg:y1="14.21cm" svg:x2="10.581cm" svg:y2="14.621cm">
          <text:p/>
        </draw:line>
        <draw:line draw:style-name="gr1" draw:text-style-name="P1" draw:layer="layout" svg:x1="11.541cm" svg:y1="14.21cm" svg:x2="11.541cm" svg:y2="14.621cm">
          <text:p/>
        </draw:line>
        <draw:line draw:style-name="gr1" draw:text-style-name="P1" draw:layer="layout" svg:x1="12.501cm" svg:y1="14.21cm" svg:x2="12.501cm" svg:y2="14.621cm">
          <text:p/>
        </draw:line>
        <draw:line draw:style-name="gr1" draw:text-style-name="P1" draw:layer="layout" svg:x1="13.461cm" svg:y1="14.21cm" svg:x2="13.461cm" svg:y2="14.621cm">
          <text:p/>
        </draw:line>
        <draw:line draw:style-name="gr1" draw:text-style-name="P1" draw:layer="layout" svg:x1="14.421cm" svg:y1="14.21cm" svg:x2="14.421cm" svg:y2="14.621cm">
          <text:p/>
        </draw:line>
        <draw:line draw:style-name="gr1" draw:text-style-name="P1" draw:layer="layout" svg:x1="9.621cm" svg:y1="14.21cm" svg:x2="9.621cm" svg:y2="14.621cm">
          <text:p/>
        </draw:line>
        <draw:line draw:style-name="gr1" draw:text-style-name="P1" draw:layer="layout" svg:x1="9.621cm" svg:y1="14.21cm" svg:x2="9.621cm" svg:y2="14.621cm">
          <text:p/>
        </draw:line>
        <draw:line draw:style-name="gr1" draw:text-style-name="P1" xml:id="id23" draw:id="id23" draw:layer="layout" svg:x1="15.468cm" svg:y1="14.211cm" svg:x2="15.468cm" svg:y2="14.622cm">
          <text:p/>
        </draw:line>
        <draw:line draw:style-name="gr1" draw:text-style-name="P1" draw:layer="layout" svg:x1="8.662cm" svg:y1="14.211cm" svg:x2="8.662cm" svg:y2="14.622cm">
          <text:p/>
        </draw:line>
        <draw:frame draw:style-name="gr5" draw:text-style-name="P3" draw:layer="layout" svg:width="0.785cm" svg:height="0.802cm" svg:x="9.242cm" svg:y="14.637cm">
          <draw:text-box>
            <text:p text:style-name="P2"><text:span text:style-name="T1">2</text:span></text:p>
          </draw:text-box>
        </draw:frame>
        <draw:frame draw:style-name="gr5" draw:text-style-name="P3" draw:layer="layout" svg:width="0.785cm" svg:height="0.802cm" svg:x="8.282cm" svg:y="14.637cm">
          <draw:text-box>
            <text:p text:style-name="P2"><text:span text:style-name="T1">1</text:span></text:p>
          </draw:text-box>
        </draw:frame>
        <draw:frame draw:style-name="gr5" draw:text-style-name="P3" draw:layer="layout" svg:width="0.785cm" svg:height="0.802cm" svg:x="10.202cm" svg:y="14.637cm">
          <draw:text-box>
            <text:p text:style-name="P2"><text:span text:style-name="T1">3</text:span></text:p>
          </draw:text-box>
        </draw:frame>
        <draw:frame draw:style-name="gr5" draw:text-style-name="P3" draw:layer="layout" svg:width="0.785cm" svg:height="0.802cm" svg:x="12.143cm" svg:y="14.637cm">
          <draw:text-box>
            <text:p text:style-name="P2"><text:span text:style-name="T1">5</text:span></text:p>
          </draw:text-box>
        </draw:frame>
        <draw:frame draw:style-name="gr5" draw:text-style-name="P3" draw:layer="layout" svg:width="0.785cm" svg:height="0.802cm" svg:x="11.183cm" svg:y="14.637cm">
          <draw:text-box>
            <text:p text:style-name="P2"><text:span text:style-name="T1">4</text:span></text:p>
          </draw:text-box>
        </draw:frame>
        <draw:frame draw:style-name="gr5" draw:text-style-name="P3" draw:layer="layout" svg:width="0.785cm" svg:height="0.802cm" svg:x="13.103cm" svg:y="14.637cm">
          <draw:text-box>
            <text:p text:style-name="P2"><text:span text:style-name="T1">6</text:span></text:p>
          </draw:text-box>
        </draw:frame>
        <draw:frame draw:style-name="gr5" draw:text-style-name="P3" draw:layer="layout" svg:width="0.785cm" svg:height="0.802cm" svg:x="15.044cm" svg:y="14.637cm">
          <draw:text-box>
            <text:p text:style-name="P2"><text:span text:style-name="T1">8</text:span></text:p>
          </draw:text-box>
        </draw:frame>
        <draw:frame draw:style-name="gr5" draw:text-style-name="P3" draw:layer="layout" svg:width="0.785cm" svg:height="0.802cm" svg:x="14.084cm" svg:y="14.637cm">
          <draw:text-box>
            <text:p text:style-name="P2"><text:span text:style-name="T1">7</text:span></text:p>
          </draw:text-box>
        </draw:frame>
        <draw:custom-shape draw:style-name="gr3" draw:text-style-name="P4" xml:id="id14" draw:id="id14" draw:layer="layout" svg:width="0.635cm" svg:height="0.635cm" svg:x="9.2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6" draw:id="id16" draw:layer="layout" svg:width="0.635cm" svg:height="0.635cm" svg:x="10.2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11.1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8" draw:id="id18" draw:layer="layout" svg:width="0.635cm" svg:height="0.635cm" svg:x="11.2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1" draw:id="id21" draw:layer="layout" svg:width="0.635cm" svg:height="0.635cm" svg:x="12.1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4.642cm" svg:height="0.962cm" svg:x="17.327cm" svg:y="13.933cm">
          <draw:text-box>
            <text:p text:style-name="P6">Educación</text:p>
          </draw:text-box>
        </draw:frame>
        <draw:line draw:style-name="gr1" draw:text-style-name="P1" draw:layer="layout" svg:x1="7.72cm" svg:y1="12.637cm" svg:x2="8.131cm" svg:y2="12.636cm">
          <text:p/>
        </draw:line>
        <draw:line draw:style-name="gr1" draw:text-style-name="P1" draw:layer="layout" svg:x1="7.718cm" svg:y1="11.677cm" svg:x2="8.129cm" svg:y2="11.676cm">
          <text:p/>
        </draw:line>
        <draw:line draw:style-name="gr1" draw:text-style-name="P1" draw:layer="layout" svg:x1="7.715cm" svg:y1="10.717cm" svg:x2="8.126cm" svg:y2="10.716cm">
          <text:p/>
        </draw:line>
        <draw:line draw:style-name="gr1" draw:text-style-name="P1" draw:layer="layout" svg:x1="7.712cm" svg:y1="9.757cm" svg:x2="8.123cm" svg:y2="9.756cm">
          <text:p/>
        </draw:line>
        <draw:line draw:style-name="gr1" draw:text-style-name="P1" draw:layer="layout" svg:x1="7.709cm" svg:y1="8.797cm" svg:x2="8.12cm" svg:y2="8.796cm">
          <text:p/>
        </draw:line>
        <draw:line draw:style-name="gr1" draw:text-style-name="P1" draw:layer="layout" svg:x1="7.706cm" svg:y1="7.837cm" svg:x2="8.117cm" svg:y2="7.836cm">
          <text:p/>
        </draw:line>
        <draw:line draw:style-name="gr1" draw:text-style-name="P1" draw:layer="layout" svg:x1="7.721cm" svg:y1="12.637cm" svg:x2="8.132cm" svg:y2="12.636cm">
          <text:p/>
        </draw:line>
        <draw:line draw:style-name="gr1" draw:text-style-name="P1" draw:layer="layout" svg:x1="7.721cm" svg:y1="12.637cm" svg:x2="8.132cm" svg:y2="12.636cm">
          <text:p/>
        </draw:line>
        <draw:line draw:style-name="gr1" draw:text-style-name="P1" draw:layer="layout" svg:x1="7.703cm" svg:y1="6.79cm" svg:x2="8.114cm" svg:y2="6.789cm">
          <text:p/>
        </draw:line>
        <draw:line draw:style-name="gr1" draw:text-style-name="P1" draw:layer="layout" svg:x1="7.724cm" svg:y1="13.597cm" svg:x2="8.135cm" svg:y2="13.596cm">
          <text:p/>
        </draw:line>
        <draw:frame draw:style-name="gr5" draw:text-style-name="P3" draw:layer="layout" svg:width="0.785cm" svg:height="0.802cm" draw:transform="rotate (1.57393791944849) translate (6.649cm 13.015cm)">
          <draw:text-box>
            <text:p text:style-name="P2"><text:span text:style-name="T1">2</text:span></text:p>
          </draw:text-box>
        </draw:frame>
        <draw:frame draw:style-name="gr5" draw:text-style-name="P3" draw:layer="layout" svg:width="0.785cm" svg:height="0.802cm" draw:transform="rotate (1.57393791944849) translate (6.652cm 13.975cm)">
          <draw:text-box>
            <text:p text:style-name="P2"><text:span text:style-name="T1">1</text:span></text:p>
          </draw:text-box>
        </draw:frame>
        <draw:frame draw:style-name="gr5" draw:text-style-name="P3" draw:layer="layout" svg:width="0.785cm" svg:height="0.802cm" draw:transform="rotate (1.57393791944849) translate (6.646cm 12.055cm)">
          <draw:text-box>
            <text:p text:style-name="P2"><text:span text:style-name="T1">3</text:span></text:p>
          </draw:text-box>
        </draw:frame>
        <draw:frame draw:style-name="gr5" draw:text-style-name="P3" draw:layer="layout" svg:width="0.785cm" svg:height="0.802cm" draw:transform="rotate (1.57393791944849) translate (6.64cm 10.114cm)">
          <draw:text-box>
            <text:p text:style-name="P2"><text:span text:style-name="T1">5</text:span></text:p>
          </draw:text-box>
        </draw:frame>
        <draw:frame draw:style-name="gr5" draw:text-style-name="P3" draw:layer="layout" svg:width="0.785cm" svg:height="0.802cm" draw:transform="rotate (1.57393791944849) translate (6.643cm 11.074cm)">
          <draw:text-box>
            <text:p text:style-name="P2"><text:span text:style-name="T1">4</text:span></text:p>
          </draw:text-box>
        </draw:frame>
        <draw:frame draw:style-name="gr5" draw:text-style-name="P3" draw:layer="layout" svg:width="0.785cm" svg:height="0.802cm" draw:transform="rotate (1.57393791944849) translate (6.637cm 9.154cm)">
          <draw:text-box>
            <text:p text:style-name="P2"><text:span text:style-name="T1">6</text:span></text:p>
          </draw:text-box>
        </draw:frame>
        <draw:frame draw:style-name="gr5" draw:text-style-name="P3" draw:layer="layout" svg:width="0.785cm" svg:height="0.802cm" draw:transform="rotate (1.57393791944849) translate (6.631cm 7.213cm)">
          <draw:text-box>
            <text:p text:style-name="P2"><text:span text:style-name="T1">8</text:span></text:p>
          </draw:text-box>
        </draw:frame>
        <draw:frame draw:style-name="gr5" draw:text-style-name="P3" draw:layer="layout" svg:width="0.785cm" svg:height="0.802cm" draw:transform="rotate (1.57393791944849) translate (6.634cm 8.173cm)">
          <draw:text-box>
            <text:p text:style-name="P2"><text:span text:style-name="T1">7</text:span></text:p>
          </draw:text-box>
        </draw:frame>
        <draw:line draw:style-name="gr11" draw:text-style-name="P8" draw:layer="layout" svg:x1="7.907cm" svg:y1="14.3cm" svg:x2="7.865cm" svg:y2="0.965cm">
          <text:p/>
        </draw:line>
        <draw:custom-shape draw:style-name="gr8" draw:text-style-name="P9" xml:id="id15" draw:id="id15" draw:layer="layout" svg:width="0.635cm" svg:height="0.635cm" draw:transform="rotate (1.57393791944849) translate (7.578cm 13.8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635cm" svg:height="0.635cm" draw:transform="rotate (1.57393791944849) translate (7.572cm 12.0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17" draw:id="id17" draw:layer="layout" svg:width="0.635cm" svg:height="0.635cm" draw:transform="rotate (1.57393791944849) translate (7.572cm 11.9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19" draw:id="id19" draw:layer="layout" svg:width="0.635cm" svg:height="0.635cm" draw:transform="rotate (1.57393791944849) translate (7.566cm 10.1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20" draw:id="id20" draw:layer="layout" svg:width="0.635cm" svg:height="0.635cm" draw:transform="rotate (1.57393791944849) translate (7.569cm 11.0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22" draw:id="id22" draw:layer="layout" svg:width="0.635cm" svg:height="0.635cm" draw:transform="rotate (1.57393791944849) translate (7.56cm 8.1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698cm" svg:y1="5.736cm" svg:x2="8.109cm" svg:y2="5.735cm">
          <text:p/>
        </draw:line>
        <draw:line draw:style-name="gr1" draw:text-style-name="P1" draw:layer="layout" svg:x1="7.695cm" svg:y1="4.689cm" svg:x2="8.106cm" svg:y2="4.688cm">
          <text:p/>
        </draw:line>
        <draw:frame draw:style-name="gr9" draw:text-style-name="P3" draw:layer="layout" svg:width="1.308cm" svg:height="1.353cm" draw:transform="rotate (1.57393791944849) translate (6.623cm 5.212cm)">
          <draw:text-box>
            <text:p text:style-name="P2"><text:span text:style-name="T1">1</text:span><text:span text:style-name="T1">0</text:span></text:p>
          </draw:text-box>
        </draw:frame>
        <draw:frame draw:style-name="gr5" draw:text-style-name="P3" draw:layer="layout" svg:width="0.785cm" svg:height="0.802cm" draw:transform="rotate (1.57393791944849) translate (6.626cm 6.072cm)">
          <draw:text-box>
            <text:p text:style-name="P2"><text:span text:style-name="T1">9</text:span></text:p>
          </draw:text-box>
        </draw:frame>
        <draw:line draw:style-name="gr1" draw:text-style-name="P1" xml:id="id24" draw:id="id24" draw:layer="layout" svg:x1="7.691cm" svg:y1="3.735cm" svg:x2="8.102cm" svg:y2="3.734cm">
          <text:p/>
        </draw:line>
        <draw:line draw:style-name="gr1" draw:text-style-name="P1" draw:layer="layout" svg:x1="7.688cm" svg:y1="2.688cm" svg:x2="8.099cm" svg:y2="2.687cm">
          <text:p/>
        </draw:line>
        <draw:custom-shape draw:style-name="gr13" draw:text-style-name="P11" draw:layer="layout" svg:width="0.635cm" svg:height="0.635cm" draw:transform="rotate (1.57393791944849) translate (15.145cm 4.1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1.308cm" svg:height="1.353cm" draw:transform="rotate (1.57393791944849) translate (6.621cm 4.212cm)">
          <draw:text-box>
            <text:p text:style-name="P2"><text:span text:style-name="T1">1</text:span><text:span text:style-name="T1">1</text:span></text:p>
          </draw:text-box>
        </draw:frame>
        <draw:frame draw:style-name="gr9" draw:text-style-name="P3" draw:layer="layout" svg:width="1.308cm" svg:height="1.353cm" draw:transform="rotate (1.57393791944849) translate (6.619cm 3.212cm)">
          <draw:text-box>
            <text:p text:style-name="P2"><text:span text:style-name="T1">1</text:span><text:span text:style-name="T1">2</text:span></text:p>
          </draw:text-box>
        </draw:frame>
        <draw:frame draw:style-name="gr6" draw:text-style-name="P7" draw:layer="layout" svg:width="4.642cm" svg:height="0.962cm" svg:x="2.327cm" svg:y="6.633cm">
          <draw:text-box>
            <text:p text:style-name="P6">Ingreso</text:p>
          </draw:text-box>
        </draw:frame>
        <draw:connector draw:style-name="gr12" draw:text-style-name="P10" draw:layer="layout" svg:x1="9.583cm" svg:y1="14.067cm" svg:x2="8.213cm" svg:y2="13.513cm" draw:start-shape="id14" draw:start-glue-point="4" draw:end-shape="id15" draw:end-glue-point="8" svg:d="M9583 14067v-554h-1370" svg:viewBox="0 0 1371 555">
          <text:p/>
        </draw:connector>
        <draw:connector draw:style-name="gr12" draw:text-style-name="P10" draw:layer="layout" svg:x1="10.583cm" svg:y1="14.067cm" svg:x2="8.207cm" svg:y2="11.613cm" draw:start-shape="id16" draw:start-glue-point="4" draw:end-shape="id17" draw:end-glue-point="8" svg:d="M10583 14067v-2454h-2376" svg:viewBox="0 0 2377 2455">
          <text:p/>
        </draw:connector>
        <draw:connector draw:style-name="gr12" draw:text-style-name="P10" draw:layer="layout" svg:x1="11.583cm" svg:y1="14.067cm" svg:x2="8.207cm" svg:y2="11.613cm" draw:start-shape="id18" draw:start-glue-point="4" draw:end-shape="id17" draw:end-glue-point="8" svg:d="M11583 14067v-2454h-3376" svg:viewBox="0 0 3377 2455">
          <text:p/>
        </draw:connector>
        <draw:connector draw:style-name="gr12" draw:text-style-name="P10" draw:layer="layout" svg:x1="11.583cm" svg:y1="14.067cm" svg:x2="8.201cm" svg:y2="9.813cm" draw:start-shape="id18" draw:start-glue-point="4" draw:end-shape="id19" draw:end-glue-point="8" svg:d="M11583 14067v-4254h-3382" svg:viewBox="0 0 3383 4255">
          <text:p/>
        </draw:connector>
        <draw:connector draw:style-name="gr12" draw:text-style-name="P10" draw:layer="layout" svg:x1="8.109cm" svg:y1="10.489cm" svg:x2="12.483cm" svg:y2="14.067cm" draw:start-shape="id20" draw:start-glue-point="9" draw:end-shape="id21" draw:end-glue-point="4" svg:d="M8109 10489h4374v3578" svg:viewBox="0 0 4375 3579">
          <text:p/>
        </draw:connector>
        <draw:connector draw:style-name="gr12" draw:text-style-name="P10" draw:layer="layout" svg:x1="8.195cm" svg:y1="7.813cm" svg:x2="14.383cm" svg:y2="14.067cm" draw:start-shape="id22" draw:start-glue-point="8" svg:d="M8195 7813h3344v6254h2844" svg:viewBox="0 0 6189 6255">
          <text:p/>
        </draw:connector>
        <draw:connector draw:style-name="gr12" draw:text-style-name="P10" draw:layer="layout" svg:x1="8.187cm" svg:y1="5.712cm" svg:x2="15.468cm" svg:y2="14.416cm" draw:end-shape="id23" draw:end-glue-point="1" svg:d="M8187 5712v3987h7281v4717" svg:viewBox="0 0 7282 8705">
          <text:p/>
        </draw:connector>
        <draw:connector draw:style-name="gr12" draw:text-style-name="P10" draw:layer="layout" draw:line-skew="-5.354cm" svg:x1="15.483cm" svg:y1="14.067cm" svg:x2="8.102cm" svg:y2="3.734cm" draw:end-shape="id24" draw:end-glue-point="1" svg:d="M15483 14067v-10257h-7381v-76" svg:viewBox="0 0 7382 10334">
          <text:p/>
        </draw:connector>
        <presentation:notes draw:style-name="dp1">
          <draw:page-thumbnail draw:style-name="gr4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0000" draw:gradient-step-count="0" draw:opacity="70%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ash" svg:stroke-width="0.051cm" svg:stroke-color="#000000" draw:marker-start-width="0.279cm" draw:marker-end-width="0.27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_20_Blue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2T11:12:10.861563755</meta:creation-date>
    <dc:date>2023-08-13T11:08:57.496864242</dc:date>
    <meta:editing-duration>PT17H59M1S</meta:editing-duration>
    <meta:editing-cycles>5</meta:editing-cycles>
    <meta:generator>LibreOffice/7.3.7.2$Linux_X86_64 LibreOffice_project/30$Build-2</meta:generator>
    <meta:document-statistic meta:object-count="357"/>
  </office:meta>
</office:document-meta>
</file>